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2">
      <style:paragraph-properties fo:line-height="200%"/>
      <style:text-properties style:font-name="Arial" style:text-underline-style="solid" style:text-underline-width="auto" style:text-underline-color="font-color" fo:font-weight="bold" style:font-weight-asian="bold" style:font-weight-complex="bold"/>
    </style:style>
    <style:style style:name="P2" style:family="paragraph" style:parent-style-name="Standard">
      <style:paragraph-properties fo:margin-left="0in" fo:margin-right="0in" fo:line-height="200%" fo:text-indent="0.5in" style:auto-text-indent="false"/>
      <style:text-properties style:font-name="Arial" style:text-underline-style="solid" style:text-underline-width="auto" style:text-underline-color="font-color" fo:font-weight="bold" style:font-weight-asian="bold" style:font-weight-complex="bold"/>
    </style:style>
    <style:style style:name="T1"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mo</text:p>
      <text:p text:style-name="P2"><text:span text:style-name="T1">This is a walk-through of all gameplay and all decisions the player will make in the first menus and level.</text:span></text:p>
      <text:p text:style-name="P2"><text:span text:style-name="T1">Player chooses race. Writes a name. Picks appearance. Creates character.</text:span></text:p>
      <text:p text:style-name="P2"><text:span text:style-name="T1">Spawns in randomly selected level appropriate for level 1. To keep things simple, the first level will be a story with no children.</text:span></text:p>
      <text:p text:style-name="P2"><text:span text:style-name="T1">For the sake of this demo, the story is this:</text:span></text:p>
      <text:p text:style-name="P2">Story part 1:<text:span text:style-name="T1"> You are gathering food and resources for your people. They're too afraid to venture out into the unstable landscape. You are far from your village. You still need the following things: x, y, and z. One of the things you need is a medicine for a townsperson. You can't go back without it. And it'll be dark soon.</text:span></text:p>
      <text:p text:style-name="P2"><text:span text:style-name="T1">You spawn in a terrain fit for your race. (Bear race spawns in forest, etc.). You wander around. Something appears. It's a randomly generated NPC from which you can obtain a quest item. You fight it. You kill it. You get 1/3 quest items.</text:span></text:p>
      <text:p text:style-name="P2"><text:span text:style-name="T1">You wander around a bit more. You find a group of 8 NPCs of a similar type (wild wolves). They're guarding something you need. You kill 2. The other wolves are afraid and run away. You get the quest item they're guarding.</text:span></text:p>
      <text:p text:style-name="P2"><text:span text:style-name="T1">You gain a weapon ability.</text:span></text:p>
      <text:p text:style-name="P2"><text:span text:style-name="T1">Wandering more. You're randomly ambushed by 4 NPCs. You're able to kill 2. The others run.</text:span></text:p>
      <text:p text:style-name="P2"><text:span text:style-name="T1">Wandering more. You find what you need in plain sight. You take it. You're ambushed by a single NPC. It needs what you just took and claims that he needs it for a dying townsperson of his. You duel and seriously wound him. He begs for his life.</text:span></text:p>
      <text:p text:style-name="P2"><text:span text:style-name="T1">You have everything you need.</text:span></text:p>
      <text:p text:style-name="P2"><text:span text:style-name="T1">You're given the direction to town.</text:span></text:p>
      <text:p text:style-name="P2"><text:soft-page-break/>Story part 2:<text:span text:style-name="T1"> You get to town. You distribute what you found. You say you were ambushed when getting the last item. You explain the dilemma you faced with him. There is some of the material left. Maybe it's enough to save his townsperson. But it's too late to go now. You'll wander around and hope to find him tomorrow. You wake up and begin your day of making a supply run. Before you leave, someone has found a weapon while wandering. You can use it! You only need 1 thing.</text:span></text:p>
      <text:p text:style-name="P2"><text:span text:style-name="T1">You wander around. You see the same person who needed the medicine. They are mad at you and are trying to hide a look of sadness. Their townsperson died and the medicine is no longer useful to them. They announce they'll kill you in revenge.</text:span></text:p>
      <text:p text:style-name="P2"><text:span text:style-name="T1">You duel the person again. Then kill him. His dying move is to place a curse on you. The curse is that you will be (forced to teleport to new worlds and live an exciting life. God dammit.)</text:span></text:p>
      <text:p text:style-name="P2"><text:span text:style-name="T1">You are transported to a new world. (next randomly selected level.)</text:span></text:p>
      <text:p text:style-name="P2">Thoughts:</text:p>
      <text:p text:style-name="P2"><text:span text:style-name="T1">Player wanders around a lot. Make wandering interesting. Interrupt it with constant rewards. Items, skills, other shit.</text:span></text:p>
      <text:p text:style-name="P2"><text:span text:style-name="T1">Game flow should go like this:</text:span></text:p>
      <text:list xml:id="list911765567" text:style-name="L2">
        <text:list-item>
          <text:p text:style-name="P1"><text:span text:style-name="T1">Enter level</text:span></text:p>
        </text:list-item>
        <text:list-item>
          <text:p text:style-name="P1"><text:span text:style-name="T1">Some wandering maybe?</text:span></text:p>
        </text:list-item>
        <text:list-item>
          <text:p text:style-name="P1"><text:span text:style-name="T1">Story start</text:span></text:p>
        </text:list-item>
        <text:list-item>
          <text:p text:style-name="P1"><text:span text:style-name="T1">Dick around, explore, have fun (all optional)</text:span></text:p>
        </text:list-item>
        <text:list-item>
          <text:p text:style-name="P1"><text:span text:style-name="T1">Proceed with story objective. Get next objective.</text:span></text:p>
        </text:list-item>
        <text:list-item>
          <text:p text:style-name="P1"><text:span text:style-name="T1">Go to 4 as necessary.</text:span></text:p>
        </text:list-item>
        <text:list-item>
          <text:p text:style-name="P1"><text:span text:style-name="T1">End level. Go to next.</text:span></text:p>
        </text:list-item>
      </text:list>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och </meta:initial-creator>
    <meta:creation-date>2013-03-14T02:43:51</meta:creation-date>
    <dc:date>2013-03-14T03:52:49</dc:date>
    <dc:creator>Hooch </dc:creator>
    <meta:editing-duration>PT1H8M20S</meta:editing-duration>
    <meta:editing-cycles>3</meta:editing-cycles>
    <meta:generator>LibreOffice/3.5$Linux_X86_64 LibreOffice_project/350m1$Build-2</meta:generator>
    <meta:document-statistic meta:table-count="0" meta:image-count="0" meta:object-count="0" meta:page-count="2" meta:paragraph-count="27" meta:word-count="538" meta:character-count="2889" meta:non-whitespace-character-count="2385"/>
  </office:meta>
</office:document-meta>
</file>